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officeooo:paragraph-rsid="0005564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Backup-Guide </text:h>
      <text:p text:style-name="Text_20_body"/>
      <text:p text:style-name="P1">Deine Daten gehören dir: Backup &amp; Export in Calm Check-in</text:p>
      <text:p text:style-name="Text_20_body">Calm Check-in ist so gebaut, dass absolute Privatsphäre herrscht. Keine Cloud, keine Server. Alles bleibt auf deinem Gerät. Das bedeutet aber auch: Wenn du dein Handy wechselst oder verlierst, sind die Daten weg, wenn du kein Backup machst.</text:p>
      <text:p text:style-name="Text_20_body"/>
      <text:p text:style-name="Text_20_body"><text:span text:style-name="T1">1. Ein Backup erstellen (Sicherung)</text:span> Wir empfehlen dir, regelmäßig (z.B. einmal im Monat) ein Backup zu machen.</text:p>
      <text:list text:style-name="L1">
        <text:list-item>
          <text:p text:style-name="P3">Öffne die App und tippe oben rechts auf das <text:span text:style-name="T1">Menü-Icon</text:span> (die drei Punkte).</text:p>
        </text:list-item>
        <text:list-item>
          <text:p text:style-name="P3">Wähle <text:span text:style-name="T1">"Backup exportieren (JSON)"</text:span>.</text:p>
        </text:list-item>
        <text:list-item>
          <text:p text:style-name="P3">Dein Handy fragt dich nun, wohin du die Datei teilen möchtest (z.B. per E-Mail an dich selbst, in dein Google Drive oder in deine Dateien). Speichere diese Datei gut ab.</text:p>
        </text:list-item>
      </text:list>
      <text:p text:style-name="P2"/>
      <text:p text:style-name="P2">2. Ein Backup wiederherstellen (Handywechsel)</text:p>
      <text:list text:style-name="L2">
        <text:list-item>
          <text:p text:style-name="P4">Installiere die App auf deinem neuen Handy.</text:p>
        </text:list-item>
        <text:list-item>
          <text:p text:style-name="P4">Gehe oben rechts auf das <text:span text:style-name="T1">Menü-Icon</text:span>.</text:p>
        </text:list-item>
        <text:list-item>
          <text:p text:style-name="P4">Wähle <text:span text:style-name="T1">"Backup importieren"</text:span>.</text:p>
        </text:list-item>
        <text:list-item>
          <text:p text:style-name="P4">Wähle die zuvor gesicherte <text:span text:style-name="Source_20_Text">.json</text:span> Datei aus. Deine alten Einträge sind sofort wieder da!</text:p>
        </text:list-item>
      </text:list>
      <text:p text:style-name="Text_20_body"><text:span text:style-name="T1"/></text:p>
      <text:p text:style-name="Text_20_body"><text:span text:style-name="T1">3. Daten für dich selbst nutzen (CSV Export)</text:span> Möchtest du deine Daten für dich selbst auswerten, dir Graphen bauen oder sie mit in eine Therapie nehmen?</text:p>
      <text:list text:style-name="L3">
        <text:list-item>
          <text:p text:style-name="P5">Wähle im Menü <text:span text:style-name="T1">"CSV Export"</text:span>.</text:p>
        </text:list-item>
        <text:list-item>
          <text:p text:style-name="P5">Du erhältst eine tabellarische Datei, die du in Excel, Google Sheets oder Apple Numbers öffnen und weiterverarbeiten kanns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7:17:44.023194301</meta:creation-date>
    <dc:date>2026-02-27T17:18:57.543016978</dc:date>
    <meta:editing-duration>PT1M14S</meta:editing-duration>
    <meta:editing-cycles>1</meta:editing-cycles>
    <meta:document-statistic meta:table-count="0" meta:image-count="0" meta:object-count="0" meta:page-count="1" meta:paragraph-count="15" meta:word-count="206" meta:character-count="1243" meta:non-whitespace-character-count="1060"/>
    <meta:generator>LibreOffice/24.2.7.2$Linux_X86_64 LibreOffice_project/420$Build-2</meta:generator>
  </office:meta>
</office:document-meta>
</file>